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00000012F50D38852D273949D.png" manifest:media-type="image/png"/>
  <manifest:file-entry manifest:full-path="Pictures/10000201000003490000012CF03A43336069C823.png" manifest:media-type="image/png"/>
  <manifest:file-entry manifest:full-path="Pictures/100002010000034E0000012C53A26FD8195317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6.062cm" draw:z-index="0"><draw:image xlink:href="Pictures/10000201000003490000012CF03A43336069C823.png" xlink:type="simple" xlink:show="embed" xlink:actuate="onLoad" loext:mime-type="image/png"/></draw:frame><draw:frame draw:style-name="fr2" draw:name="Image2" text:anchor-type="paragraph" svg:x="0cm" svg:y="12.097cm" svg:width="17cm" svg:height="6.027cm" draw:z-index="1"><draw:image xlink:href="Pictures/100002010000034E0000012C53A26FD8195317DA.png" xlink:type="simple" xlink:show="embed" xlink:actuate="onLoad" loext:mime-type="image/png"/></draw:frame><draw:frame draw:style-name="fr2" draw:name="Image3" text:anchor-type="paragraph" svg:x="0cm" svg:y="6.025cm" svg:width="17cm" svg:height="6.073cm" draw:z-index="2"><draw:image xlink:href="Pictures/10000201000003500000012F50D38852D27394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21:34:52.268144475</meta:creation-date>
    <dc:date>2020-01-12T21:57:38.818938117</dc:date>
    <meta:editing-duration>PT22M47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